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FieldSortComparator.SharedFieldSortComparator( String field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ieldSortComparator.readerIndex( int 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haredFieldSortComparator.SharedFieldSortComparator( String fieldname , boolean createComparator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haredFieldSortComparator.newComparator( final IndexReader reader , final String propertyNam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">
            <text:p text:style-name="Table_20_Contents">4</text:p>
          </table:table-cell>
          <table:table-cell office:value-type="float" office:value="63">
            <text:p text:style-name="Table_20_Contents">63</text:p>
          </table:table-cell>
        </table:table-row>
        <table:table-row>
          <table:table-cell office:value-type="string">
            <text:p text:style-name="Table_20_Contents">SharedFieldSortComparator.getIndexReaders( List readers ,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haredFieldSortComparator.compare( final ScoreDoc i , final ScoreDoc j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haredFieldSortComparator.getComparable( String term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haredFieldSortComparator.sortValue( final ScoreDoc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haredFieldSortComparator.s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